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119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75mm"/>
    </style:style>
    <style:style style:name="co5" style:family="table-column">
      <style:table-column-properties fo:break-before="auto" style:column-width="77.4mm"/>
    </style:style>
    <style:style style:name="co6" style:family="table-column">
      <style:table-column-properties fo:break-before="auto" style:column-width="100.07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144.3mm"/>
    </style:style>
    <style:style style:name="co9" style:family="table-column">
      <style:table-column-properties fo:break-before="auto" style:column-width="116.93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7.08mm"/>
    </style:style>
    <style:style style:name="co12" style:family="table-column">
      <style:table-column-properties fo:break-before="auto" style:column-width="115.01mm"/>
    </style:style>
    <style:style style:name="co13" style:family="table-column">
      <style:table-column-properties fo:break-before="auto" style:column-width="32.61mm"/>
    </style:style>
    <style:style style:name="co14" style:family="table-column">
      <style:table-column-properties fo:break-before="auto" style:column-width="64.68mm"/>
    </style:style>
    <style:style style:name="co15" style:family="table-column">
      <style:table-column-properties fo:break-before="auto" style:column-width="140.71mm"/>
    </style:style>
    <style:style style:name="co16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n1I✓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office:value-type="string" calcext:value-type="string">
            <text:p>- S.186, R4: Verlust einer Lösung (+/-)?,</text:p>
            <text:p>- Wenn &lt;=&gt; immer „sonst sonderfall“ etc. aufschreiben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inearisierung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ktoren: Normalforme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trizen: Hessische Normalform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e Abbildung, Linearkombination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table:number-columns-repeated="1022"/>
        </table:table-row>
      </table:table>
      <table:table table:name="Dbs1✓" table:style-name="ta1"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Zusamm.fass.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 1xA4 Doppelseitig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PRF2011, S.14 Frage 4?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önnen immer Prepared Statements statt normale benutzt werden?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unterschied wait/die und wound/die http://lwibs01.gm.fh-koeln.de/wikis/wiki_db/index.php?n=Datenbanken.DEADLOCK ?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Wann mit VARCHAR und wann STRING etc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rite-Ahead-Lo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CN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table:number-columns-repeated="1022"/>
        </table:table-row>
      </table:table>
      <table:table table:name="OO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table:number-columns-repeated="1022"/>
        </table:table-row>
      </table:table>
      <table:table table:name="Bsys1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&amp;operations/priority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: unix write, rea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: exec..., fork, wait, PID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: Signals, Named &amp; Unnamed Pipes, Monitor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: Opake Datentypen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n Neumann, Harvard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cessor Levels: Privilege Level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ttle Endian / Big Endian / Alignment (E04)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DD-Screen / DDD-Breakpoint analysi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me Pointer / Parameter-Stack etc.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PU-Scheduling (E10)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maphore Theory / Process Syncin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dlocks Theory / Graphe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.00.0000</text:date>, <text:time style:data-style-name="N2" text:time-value="10:47:03.091918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5-12-28T17:27:59.152302533</dc:date>
    <dc:creator>Fabian Hauser</dc:creator>
    <meta:editing-duration>P2DT11H18M22S</meta:editing-duration>
    <meta:editing-cycles>237</meta:editing-cycles>
    <meta:generator>LibreOffice/5.0.3.2$Linux_X86_64 LibreOffice_project/00$Build-2</meta:generator>
    <meta:document-statistic meta:table-count="6" meta:cell-count="373" meta:object-count="0"/>
  </office:meta>
</office:document-meta>
</file>